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4cm" fo:min-width="1.62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5cm" fo:min-width="1.89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86cm" fo:min-width="2.25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 draw:nav-order="id1 id7 id9 id5 id6 id10 id11 id12 id13 id8 id2 id14 id15 id3 id16 id4 id17">
        <draw:custom-shape draw:name="Start-End 1" draw:style-name="gr1" draw:text-style-name="P2" xml:id="id1" draw:id="id1" draw:layer="layout" svg:width="3cm" svg:height="1cm" svg:x="1.75cm" svg:y="2.25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2" xml:id="id7" draw:id="id7" draw:layer="layout" svg:width="3cm" svg:height="1cm" svg:x="6.75cm" svg:y="13.75cm">
          <text:p text:style-name="P1"><text:span text:style-name="T1">FIM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 1" draw:style-name="gr3" draw:text-style-name="P2" xml:id="id9" draw:id="id9" draw:layer="layout" svg:width="3cm" svg:height="2cm" svg:x="11.25cm" svg:y="5cm">
          <text:p text:style-name="P1"><text:span text:style-name="T1">JS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1" draw:style-name="gr4" draw:text-style-name="P2" xml:id="id5" draw:id="id5" draw:layer="layout" svg:width="3cm" svg:height="2cm" svg:x="6.75cm" svg:y="10.25cm">
          <text:p text:style-name="P1"><text:span text:style-name="T1">CONV</text:span><text:span text:style-name="T1">ERTE</text:span><text:span text:style-name="T1">R</text:span></text:p>
          <text:p text:style-name="P1"><text:span text:style-name="T1">PARA</text:span></text:p>
          <text:p text:style-name="P1"><text:span text:style-name="T1">COBO</text:span><text:span text:style-name="T1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equential-Data 1" draw:style-name="gr5" draw:text-style-name="P2" xml:id="id6" draw:id="id6" draw:layer="layout" svg:width="2.973cm" svg:height="1.982cm" svg:x="12.027cm" svg:y="10.25cm">
          <text:p text:style-name="P1"><text:span text:style-name="T1">ARQUIVO</text:span></text:p>
          <text:p text:style-name="P1"><text:span text:style-name="T1">SAÍDA</text:span></text:p>
          <draw:enhanced-geometry svg:viewBox="0 0 21600 21600" draw:mirror-horizontal="false" draw:mirror-vertical="false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name="Connector 1" draw:style-name="gr6" draw:text-style-name="P3" xml:id="id10" draw:id="id10" draw:layer="layout" svg:x1="3.25cm" svg:y1="3.25cm" svg:x2="3.312cm" svg:y2="4.499cm" draw:start-shape="id1" draw:start-glue-point="6" draw:end-shape="id2" svg:d="M3250 3250v619h62v630" svg:viewBox="0 0 63 1250">
          <text:p/>
        </draw:connector>
        <draw:connector draw:name="Connector 2" draw:style-name="gr7" draw:text-style-name="P3" xml:id="id11" draw:id="id11" draw:layer="layout" svg:x1="16.737cm" svg:y1="7cm" svg:x2="4.25cm" svg:y2="10cm" draw:start-shape="id3" draw:start-glue-point="6" draw:end-shape="id4" draw:end-glue-point="0" svg:d="M16737 7000v1495h-12487v1505" svg:viewBox="0 0 12488 3001">
          <text:p/>
        </draw:connector>
        <draw:connector draw:name="Connector 3" draw:style-name="gr8" draw:text-style-name="P3" xml:id="id12" draw:id="id12" draw:layer="layout" svg:x1="9.75cm" svg:y1="11.25cm" svg:x2="12.027cm" svg:y2="11.241cm" draw:start-shape="id5" draw:start-glue-point="7" draw:end-shape="id6" svg:d="M9750 11250h1139v-9h1138" svg:viewBox="0 0 2278 10">
          <text:p/>
        </draw:connector>
        <draw:connector draw:name="Connector 5" draw:style-name="gr9" draw:text-style-name="P3" xml:id="id13" draw:id="id13" draw:layer="layout" svg:x1="8.25cm" svg:y1="12.25cm" svg:x2="8.25cm" svg:y2="13.75cm" draw:start-shape="id5" draw:start-glue-point="6" draw:end-shape="id7" draw:end-glue-point="4" svg:d="M8250 12250v1500" svg:viewBox="0 0 1 1501">
          <text:p/>
        </draw:connector>
        <draw:custom-shape draw:name="Internal-Storage 1" draw:style-name="gr10" draw:text-style-name="P2" xml:id="id8" draw:id="id8" draw:layer="layout" svg:width="2.974cm" svg:height="1.982cm" svg:x="7.026cm" svg:y="5.018cm">
          <text:p text:style-name="P1"><text:span text:style-name="T1">MICRO</text:span></text:p>
          <text:p text:style-name="P1"><text:span text:style-name="T1">SERVIÇO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name="desktop 1" xml:id="id2" draw:id="id2">
          <draw:g>
            <draw:rect draw:style-name="gr11" draw:text-style-name="P4" draw:layer="layout" svg:width="1.25cm" svg:height="2.5cm" svg:x="4.25cm" svg:y="4.749cm">
              <text:p/>
            </draw:rect>
            <draw:line draw:style-name="gr12" draw:text-style-name="P5" draw:layer="layout" svg:x1="4.375cm" svg:y1="5.999cm" svg:x2="5.375cm" svg:y2="5.999cm">
              <text:p/>
            </draw:line>
            <draw:line draw:style-name="gr13" draw:text-style-name="P5" draw:layer="layout" svg:x1="4.5cm" svg:y1="6.874cm" svg:x2="5.25cm" svg:y2="6.874cm">
              <text:p/>
            </draw:line>
            <draw:line draw:style-name="gr14" draw:text-style-name="P5" draw:layer="layout" svg:x1="4.5cm" svg:y1="6.749cm" svg:x2="5.25cm" svg:y2="6.749cm">
              <text:p/>
            </draw:line>
            <draw:line draw:style-name="gr15" draw:text-style-name="P5" draw:layer="layout" svg:x1="4.375cm" svg:y1="4.999cm" svg:x2="4.375cm" svg:y2="4.874cm">
              <text:p/>
            </draw:line>
            <draw:line draw:style-name="gr16" draw:text-style-name="P5" draw:layer="layout" svg:x1="4.375cm" svg:y1="5.249cm" svg:x2="4.375cm" svg:y2="5.124cm">
              <text:p/>
            </draw:line>
            <draw:line draw:style-name="gr17" draw:text-style-name="P5" draw:layer="layout" svg:x1="4.5cm" svg:y1="4.999cm" svg:x2="4.5cm" svg:y2="4.874cm">
              <text:p/>
            </draw:line>
            <draw:line draw:style-name="gr18" draw:text-style-name="P5" draw:layer="layout" svg:x1="4.5cm" svg:y1="5.249cm" svg:x2="4.5cm" svg:y2="5.124cm">
              <text:p/>
            </draw:line>
            <draw:line draw:style-name="gr19" draw:text-style-name="P5" draw:layer="layout" svg:x1="4.75cm" svg:y1="4.999cm" svg:x2="4.75cm" svg:y2="4.874cm">
              <text:p/>
            </draw:line>
            <draw:line draw:style-name="gr20" draw:text-style-name="P5" draw:layer="layout" svg:x1="4.75cm" svg:y1="5.249cm" svg:x2="4.75cm" svg:y2="5.124cm">
              <text:p/>
            </draw:line>
            <draw:line draw:style-name="gr21" draw:text-style-name="P5" draw:layer="layout" svg:x1="4.875cm" svg:y1="4.999cm" svg:x2="4.875cm" svg:y2="4.874cm">
              <text:p/>
            </draw:line>
            <draw:line draw:style-name="gr22" draw:text-style-name="P5" draw:layer="layout" svg:x1="4.875cm" svg:y1="5.249cm" svg:x2="4.875cm" svg:y2="5.124cm">
              <text:p/>
            </draw:line>
            <draw:line draw:style-name="gr23" draw:text-style-name="P5" draw:layer="layout" svg:x1="5.125cm" svg:y1="4.999cm" svg:x2="5.125cm" svg:y2="4.874cm">
              <text:p/>
            </draw:line>
            <draw:line draw:style-name="gr24" draw:text-style-name="P5" draw:layer="layout" svg:x1="5.125cm" svg:y1="5.249cm" svg:x2="5.125cm" svg:y2="5.124cm">
              <text:p/>
            </draw:line>
            <draw:line draw:style-name="gr25" draw:text-style-name="P5" draw:layer="layout" svg:x1="5.25cm" svg:y1="4.999cm" svg:x2="5.25cm" svg:y2="4.874cm">
              <text:p/>
            </draw:line>
            <draw:line draw:style-name="gr26" draw:text-style-name="P5" draw:layer="layout" svg:x1="5.25cm" svg:y1="5.249cm" svg:x2="5.25cm" svg:y2="5.124cm">
              <text:p/>
            </draw:line>
          </draw:g>
          <draw:g>
            <draw:custom-shape draw:style-name="gr27" draw:text-style-name="P4" draw:layer="layout" svg:width="2.5cm" svg:height="1.75cm" svg:x="1.375cm" svg:y="4.4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8" draw:text-style-name="P6" draw:layer="layout" svg:width="2cm" svg:height="1.25cm" svg:x="1.625cm" svg:y="4.749cm">
              <text:p/>
            </draw:rect>
            <draw:custom-shape draw:style-name="gr29" draw:text-style-name="P4" draw:layer="layout" svg:width="0.5cm" svg:height="0.25cm" svg:x="2.375cm" svg:y="6.249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" draw:layer="layout" svg:width="3cm" svg:height="0.75cm" svg:x="1.125cm" svg:y="6.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1" draw:text-style-name="P7" draw:layer="layout" svg:width="0.5cm" svg:height="0.13cm" svg:x="2.375cm" svg:y="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2" draw:text-style-name="P4" draw:layer="layout" svg:width="2.5cm" svg:height="0.38cm" svg:x="1.375cm" svg:y="6.6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name="Connector 6" draw:style-name="gr33" draw:text-style-name="P3" xml:id="id14" draw:id="id14" draw:layer="layout" svg:x1="5.5cm" svg:y1="5.874cm" svg:x2="7.026cm" svg:y2="6.009cm" draw:start-shape="id2" draw:start-glue-point="1" draw:end-shape="id8" draw:end-glue-point="3" svg:d="M5500 5874h769v135h757" svg:viewBox="0 0 1527 136">
          <text:p/>
        </draw:connector>
        <draw:connector draw:name="Connector 7" draw:style-name="gr34" draw:text-style-name="P3" xml:id="id15" draw:id="id15" draw:layer="layout" svg:x1="10cm" svg:y1="6.009cm" svg:x2="11.55cm" svg:y2="6cm" draw:start-shape="id8" draw:start-glue-point="1" draw:end-shape="id9" draw:end-glue-point="6" svg:d="M10000 6009h626v-9h924" svg:viewBox="0 0 1551 10">
          <text:p/>
        </draw:connector>
        <draw:custom-shape draw:name="Alternate-Process 1" draw:style-name="gr35" draw:text-style-name="P2" xml:id="id3" draw:id="id3" draw:layer="layout" svg:width="2.973cm" svg:height="1.982cm" svg:x="15.25cm" svg:y="5.018cm">
          <text:p text:style-name="P1"><text:span text:style-name="T1">z/OS Connec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Connector 8" draw:style-name="gr36" draw:text-style-name="P3" xml:id="id16" draw:id="id16" draw:layer="layout" svg:x1="13.945cm" svg:y1="6cm" svg:x2="15.25cm" svg:y2="6.009cm" draw:start-shape="id9" draw:start-glue-point="9" draw:end-shape="id3" draw:end-glue-point="5" svg:d="M13945 6000h805v9h500" svg:viewBox="0 0 1306 10">
          <text:p/>
        </draw:connector>
        <draw:g draw:name="mainframe 1" xml:id="id4" draw:id="id4">
          <draw:rect draw:style-name="gr37" draw:text-style-name="P4" draw:layer="layout" svg:width="1.25cm" svg:height="2.5cm" svg:x="3cm" svg:y="10cm">
            <text:p/>
          </draw:rect>
          <draw:line draw:style-name="gr38" draw:text-style-name="P5" draw:layer="layout" svg:x1="3.125cm" svg:y1="11.25cm" svg:x2="4.125cm" svg:y2="11.25cm">
            <text:p/>
          </draw:line>
          <draw:line draw:style-name="gr39" draw:text-style-name="P5" draw:layer="layout" svg:x1="3.25cm" svg:y1="12.125cm" svg:x2="4cm" svg:y2="12.125cm">
            <text:p/>
          </draw:line>
          <draw:line draw:style-name="gr40" draw:text-style-name="P5" draw:layer="layout" svg:x1="3.25cm" svg:y1="12cm" svg:x2="4cm" svg:y2="12cm">
            <text:p/>
          </draw:line>
          <draw:custom-shape draw:style-name="gr41" draw:text-style-name="P7" draw:layer="layout" svg:width="0.125cm" svg:height="0.125cm" svg:x="3.125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0.125cm" svg:height="0.125cm" svg:x="3.25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0.125cm" svg:height="0.125cm" svg:x="3.375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125cm" svg:height="0.125cm" svg:x="3.125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125cm" svg:height="0.125cm" svg:x="3.25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7" draw:layer="layout" svg:width="0.125cm" svg:height="0.125cm" svg:x="3.375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7" draw:layer="layout" svg:width="0.125cm" svg:height="0.125cm" svg:x="3.125cm" svg:y="1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125cm" svg:height="0.125cm" svg:x="3.25cm" svg:y="1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125cm" svg:height="0.125cm" svg:x="3.375cm" svg:y="1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0" draw:text-style-name="P4" draw:layer="layout" svg:width="1.25cm" svg:height="2.5cm" svg:x="4.25cm" svg:y="10cm">
            <text:p/>
          </draw:rect>
          <draw:line draw:style-name="gr51" draw:text-style-name="P5" draw:layer="layout" svg:x1="4.375cm" svg:y1="11.25cm" svg:x2="5.375cm" svg:y2="11.25cm">
            <text:p/>
          </draw:line>
          <draw:line draw:style-name="gr52" draw:text-style-name="P5" draw:layer="layout" svg:x1="4.5cm" svg:y1="12.125cm" svg:x2="5.25cm" svg:y2="12.125cm">
            <text:p/>
          </draw:line>
          <draw:line draw:style-name="gr53" draw:text-style-name="P5" draw:layer="layout" svg:x1="4.5cm" svg:y1="12cm" svg:x2="5.25cm" svg:y2="12cm">
            <text:p/>
          </draw:line>
          <draw:line draw:style-name="gr54" draw:text-style-name="P5" draw:layer="layout" svg:x1="4.375cm" svg:y1="10.25cm" svg:x2="4.375cm" svg:y2="10.125cm">
            <text:p/>
          </draw:line>
          <draw:line draw:style-name="gr55" draw:text-style-name="P5" draw:layer="layout" svg:x1="4.375cm" svg:y1="10.5cm" svg:x2="4.375cm" svg:y2="10.375cm">
            <text:p/>
          </draw:line>
          <draw:line draw:style-name="gr56" draw:text-style-name="P5" draw:layer="layout" svg:x1="4.5cm" svg:y1="10.25cm" svg:x2="4.5cm" svg:y2="10.125cm">
            <text:p/>
          </draw:line>
          <draw:line draw:style-name="gr57" draw:text-style-name="P5" draw:layer="layout" svg:x1="4.5cm" svg:y1="10.5cm" svg:x2="4.5cm" svg:y2="10.375cm">
            <text:p/>
          </draw:line>
          <draw:line draw:style-name="gr58" draw:text-style-name="P5" draw:layer="layout" svg:x1="4.75cm" svg:y1="10.25cm" svg:x2="4.75cm" svg:y2="10.125cm">
            <text:p/>
          </draw:line>
          <draw:line draw:style-name="gr59" draw:text-style-name="P5" draw:layer="layout" svg:x1="4.75cm" svg:y1="10.5cm" svg:x2="4.75cm" svg:y2="10.375cm">
            <text:p/>
          </draw:line>
          <draw:line draw:style-name="gr60" draw:text-style-name="P5" draw:layer="layout" svg:x1="4.875cm" svg:y1="10.25cm" svg:x2="4.875cm" svg:y2="10.125cm">
            <text:p/>
          </draw:line>
          <draw:line draw:style-name="gr61" draw:text-style-name="P5" draw:layer="layout" svg:x1="4.875cm" svg:y1="10.5cm" svg:x2="4.875cm" svg:y2="10.375cm">
            <text:p/>
          </draw:line>
          <draw:line draw:style-name="gr62" draw:text-style-name="P5" draw:layer="layout" svg:x1="5.125cm" svg:y1="10.25cm" svg:x2="5.125cm" svg:y2="10.125cm">
            <text:p/>
          </draw:line>
          <draw:line draw:style-name="gr63" draw:text-style-name="P5" draw:layer="layout" svg:x1="5.125cm" svg:y1="10.5cm" svg:x2="5.125cm" svg:y2="10.375cm">
            <text:p/>
          </draw:line>
          <draw:line draw:style-name="gr64" draw:text-style-name="P5" draw:layer="layout" svg:x1="5.25cm" svg:y1="10.25cm" svg:x2="5.25cm" svg:y2="10.125cm">
            <text:p/>
          </draw:line>
          <draw:line draw:style-name="gr65" draw:text-style-name="P5" draw:layer="layout" svg:x1="5.25cm" svg:y1="10.5cm" svg:x2="5.25cm" svg:y2="10.375cm">
            <text:p/>
          </draw:line>
        </draw:g>
        <draw:connector draw:name="Connector 9" draw:style-name="gr66" draw:text-style-name="P3" xml:id="id17" draw:id="id17" draw:layer="layout" svg:x1="5.5cm" svg:y1="11.25cm" svg:x2="6.75cm" svg:y2="11.25cm" draw:start-shape="id4" draw:end-shape="id5" draw:end-glue-point="5" svg:d="M5500 11250h1250" svg:viewBox="0 0 125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22:21:35.584113686</meta:creation-date>
    <dc:date>2025-06-06T23:16:17.750259507</dc:date>
    <meta:editing-duration>PT54M43S</meta:editing-duration>
    <meta:editing-cycles>1</meta:editing-cycles>
    <meta:document-statistic meta:object-count="70"/>
    <meta:generator>LibreOffice/7.4.7.2$Linux_X86_64 LibreOffice_project/40$Build-2</meta:generator>
  </office:meta>
</office:document-meta>
</file>